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2.6076in" style:rel-column-width="25532*"/>
    </style:style>
    <style:style style:name="Tabla1.B" style:family="table-column">
      <style:table-column-properties style:column-width="2.1736in" style:rel-column-width="21282*"/>
    </style:style>
    <style:style style:name="Tabla1.C" style:family="table-column">
      <style:table-column-properties style:column-width="1.9118in" style:rel-column-width="18721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382in" fo:border="none">
        <style:background-image/>
      </style:table-cell-properties>
    </style:style>
    <style:style style:name="Tabla1.C3" style:family="table-cell">
      <style:table-cell-properties fo:background-color="#cccccc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2.8701in"/>
    </style:style>
    <style:style style:name="Tabla2.B" style:family="table-column">
      <style:table-column-properties style:column-width="1.8958in"/>
    </style:style>
    <style:style style:name="Tabla2.C" style:family="table-column">
      <style:table-column-properties style:column-width="0.6896in"/>
    </style:style>
    <style:style style:name="Tabla2.D" style:family="table-column">
      <style:table-column-properties style:column-width="0.6069in"/>
    </style:style>
    <style:style style:name="Tabla2.E" style:family="table-column">
      <style:table-column-properties style:column-width="0.6278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E1" style:family="table-cell">
      <style:table-cell-properties fo:padding="0.0382in" fo:border="0.0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2.8701in"/>
    </style:style>
    <style:style style:name="Tabla3.B" style:family="table-column">
      <style:table-column-properties style:column-width="1.8958in"/>
    </style:style>
    <style:style style:name="Tabla3.C" style:family="table-column">
      <style:table-column-properties style:column-width="0.6896in"/>
    </style:style>
    <style:style style:name="Tabla3.D" style:family="table-column">
      <style:table-column-properties style:column-width="0.6069in"/>
    </style:style>
    <style:style style:name="Tabla3.E" style:family="table-column">
      <style:table-column-properties style:column-width="0.6278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6.6931in" style:rel-column-width="65535*"/>
    </style:style>
    <style:style style:name="Tabla4.A1" style:family="table-cell">
      <style:table-cell-properties fo:padding="0.0382in" fo:border="0.05pt solid #000000"/>
    </style:style>
    <style:style style:name="Tabla5" style:family="table">
      <style:table-properties style:width="6.6903in" table:align="left"/>
    </style:style>
    <style:style style:name="Tabla5.A" style:family="table-column">
      <style:table-column-properties style:column-width="1.3201in"/>
    </style:style>
    <style:style style:name="Tabla5.B" style:family="table-column">
      <style:table-column-properties style:column-width="0.609in"/>
    </style:style>
    <style:style style:name="Tabla5.C" style:family="table-column">
      <style:table-column-properties style:column-width="0.8806in"/>
    </style:style>
    <style:style style:name="Tabla5.D" style:family="table-column">
      <style:table-column-properties style:column-width="0.7111in"/>
    </style:style>
    <style:style style:name="Tabla5.E" style:family="table-column">
      <style:table-column-properties style:column-width="0.7556in"/>
    </style:style>
    <style:style style:name="Tabla5.F" style:family="table-column">
      <style:table-column-properties style:column-width="0.8354in"/>
    </style:style>
    <style:style style:name="Tabla5.G" style:family="table-column">
      <style:table-column-properties style:column-width="1.5785in"/>
    </style:style>
    <style:style style:name="Tabla5.A1" style:family="table-cell">
      <style:table-cell-properties fo:padding="0.0382in" fo:border-left="none" fo:border-right="none" fo:border-top="none" fo:border-bottom="2.5pt solid #000000"/>
    </style:style>
    <style:style style:name="Tabla6" style:family="table">
      <style:table-properties style:width="6.6903in" table:align="left"/>
    </style:style>
    <style:style style:name="Tabla6.A" style:family="table-column">
      <style:table-column-properties style:column-width="1.3201in"/>
    </style:style>
    <style:style style:name="Tabla6.B" style:family="table-column">
      <style:table-column-properties style:column-width="0.609in"/>
    </style:style>
    <style:style style:name="Tabla6.C" style:family="table-column">
      <style:table-column-properties style:column-width="0.8806in"/>
    </style:style>
    <style:style style:name="Tabla6.D" style:family="table-column">
      <style:table-column-properties style:column-width="0.7111in"/>
    </style:style>
    <style:style style:name="Tabla6.E" style:family="table-column">
      <style:table-column-properties style:column-width="0.7556in"/>
    </style:style>
    <style:style style:name="Tabla6.F" style:family="table-column">
      <style:table-column-properties style:column-width="0.8354in"/>
    </style:style>
    <style:style style:name="Tabla6.G" style:family="table-column">
      <style:table-column-properties style:column-width="1.5785in"/>
    </style:style>
    <style:style style:name="Tabla6.A1" style:family="table-cell">
      <style:table-cell-properties fo:padding="0.0382in" fo:border="none"/>
    </style:style>
    <style:style style:name="Tabla7" style:family="table">
      <style:table-properties style:width="6.6903in" table:align="left"/>
    </style:style>
    <style:style style:name="Tabla7.A" style:family="table-column">
      <style:table-column-properties style:column-width="1.1153in"/>
    </style:style>
    <style:style style:name="Tabla7.B" style:family="table-column">
      <style:table-column-properties style:column-width="2.4069in"/>
    </style:style>
    <style:style style:name="Tabla7.C" style:family="table-column">
      <style:table-column-properties style:column-width="3.1681in"/>
    </style:style>
    <style:style style:name="Tabla7.A1" style:family="table-cell">
      <style:table-cell-properties fo:padding="0.0382in" fo:border="none"/>
    </style:style>
    <style:style style:name="Tabla8" style:family="table">
      <style:table-properties style:width="6.6903in" table:align="left"/>
    </style:style>
    <style:style style:name="Tabla8.A" style:family="table-column">
      <style:table-column-properties style:column-width="1.9708in"/>
    </style:style>
    <style:style style:name="Tabla8.B" style:family="table-column">
      <style:table-column-properties style:column-width="0.5743in"/>
    </style:style>
    <style:style style:name="Tabla8.C" style:family="table-column">
      <style:table-column-properties style:column-width="1.1521in"/>
    </style:style>
    <style:style style:name="Tabla8.D" style:family="table-column">
      <style:table-column-properties style:column-width="0.8875in"/>
    </style:style>
    <style:style style:name="Tabla8.E" style:family="table-column">
      <style:table-column-properties style:column-width="2.1056in"/>
    </style:style>
    <style:style style:name="Tab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8.E1" style:family="table-cell">
      <style:table-cell-properties fo:padding="0.0382in" fo:border="0.05pt solid #000000"/>
    </style:style>
    <style:style style:name="Tabla9" style:family="table">
      <style:table-properties style:width="6.6903in" table:align="left"/>
    </style:style>
    <style:style style:name="Tabla9.A" style:family="table-column">
      <style:table-column-properties style:column-width="1.9708in"/>
    </style:style>
    <style:style style:name="Tabla9.B" style:family="table-column">
      <style:table-column-properties style:column-width="0.5743in"/>
    </style:style>
    <style:style style:name="Tabla9.C" style:family="table-column">
      <style:table-column-properties style:column-width="1.1521in"/>
    </style:style>
    <style:style style:name="Tabla9.D" style:family="table-column">
      <style:table-column-properties style:column-width="0.8875in"/>
    </style:style>
    <style:style style:name="Tabla9.E" style:family="table-column">
      <style:table-column-properties style:column-width="2.1056in"/>
    </style:style>
    <style:style style:name="Tabla9.A1" style:family="table-cell">
      <style:table-cell-properties fo:padding="0.0382in" fo:border="none"/>
    </style:style>
    <style:style style:name="Tabla10" style:family="table">
      <style:table-properties style:width="6.6903in" table:align="left"/>
    </style:style>
    <style:style style:name="Tabla10.A" style:family="table-column">
      <style:table-column-properties style:column-width="1.4236in"/>
    </style:style>
    <style:style style:name="Tabla10.B" style:family="table-column">
      <style:table-column-properties style:column-width="1.2819in"/>
    </style:style>
    <style:style style:name="Tabla10.C" style:family="table-column">
      <style:table-column-properties style:column-width="3.9847in"/>
    </style:style>
    <style:style style:name="Tabla10.A1" style:family="table-cell">
      <style:table-cell-properties fo:padding="0.0382in" fo:border="none"/>
    </style:style>
    <style:style style:name="Tabla11" style:family="table">
      <style:table-properties style:width="6.6903in" table:align="left"/>
    </style:style>
    <style:style style:name="Tabla11.A" style:family="table-column">
      <style:table-column-properties style:column-width="1.7313in"/>
    </style:style>
    <style:style style:name="Tabla11.B" style:family="table-column">
      <style:table-column-properties style:column-width="4.959in"/>
    </style:style>
    <style:style style:name="Tabla11.A1" style:family="table-cell">
      <style:table-cell-properties fo:padding="0.0382in" fo:border="none"/>
    </style:style>
    <style:style style:name="Tabla12" style:family="table">
      <style:table-properties style:width="6.6931in" table:align="margins"/>
    </style:style>
    <style:style style:name="Tabla12.A" style:family="table-column">
      <style:table-column-properties style:column-width="6.6931in" style:rel-column-width="65535*"/>
    </style:style>
    <style:style style:name="Tabla12.A1" style:family="table-cell">
      <style:table-cell-properties fo:padding="0.0382in" fo:border="0.05pt solid #000000"/>
    </style:style>
    <style:style style:name="Tabla13" style:family="table">
      <style:table-properties style:width="6.6847in" table:align="left"/>
    </style:style>
    <style:style style:name="Tabla13.A" style:family="table-column">
      <style:table-column-properties style:column-width="6.6847in"/>
    </style:style>
    <style:style style:name="Tabla13.A1" style:family="table-cell">
      <style:table-cell-properties fo:padding="0.0382in" fo:border="0.05pt solid #000000"/>
    </style:style>
    <style:style style:name="Tabla14" style:family="table">
      <style:table-properties style:width="6.6931in" table:align="margins"/>
    </style:style>
    <style:style style:name="Tabla14.A" style:family="table-column">
      <style:table-column-properties style:column-width="1.1153in" style:rel-column-width="10922*"/>
    </style:style>
    <style:style style:name="Tabla14.F" style:family="table-column">
      <style:table-column-properties style:column-width="1.116in" style:rel-column-width="10925*"/>
    </style:style>
    <style:style style:name="Tabla14.A1" style:family="table-cell">
      <style:table-cell-properties fo:padding="0.0382in" fo:border-left="0.25pt solid #000000" fo:border-right="none" fo:border-top="0.25pt solid #000000" fo:border-bottom="none"/>
    </style:style>
    <style:style style:name="Tabla14.B1" style:family="table-cell">
      <style:table-cell-properties fo:padding="0.0382in" fo:border-left="none" fo:border-right="none" fo:border-top="0.25pt solid #000000" fo:border-bottom="none"/>
    </style:style>
    <style:style style:name="Tabla14.C1" style:family="table-cell">
      <style:table-cell-properties style:vertical-align="middle" fo:padding="0.0382in" fo:border-left="none" fo:border-right="none" fo:border-top="0.25pt solid #000000" fo:border-bottom="none"/>
    </style:style>
    <style:style style:name="Tabla14.F1" style:family="table-cell">
      <style:table-cell-properties fo:padding="0.0382in" fo:border-left="none" fo:border-right="0.25pt solid #000000" fo:border-top="0.25pt solid #000000" fo:border-bottom="none"/>
    </style:style>
    <style:style style:name="Tabla14.D2" style:family="table-cell">
      <style:table-cell-properties fo:padding="0.0382in" fo:border="none"/>
    </style:style>
    <style:style style:name="Tabla14.F2" style:family="table-cell">
      <style:table-cell-properties fo:padding="0.0382in" fo:border-left="none" fo:border-right="0.25pt solid #000000" fo:border-top="0.25pt solid #000000" fo:border-bottom="none"/>
    </style:style>
    <style:style style:name="Tabla14.A3" style:family="table-cell">
      <style:table-cell-properties fo:padding="0.0382in" fo:border-left="0.25pt solid #000000" fo:border-right="none" fo:border-top="none" fo:border-bottom="0.25pt solid #000000"/>
    </style:style>
    <style:style style:name="Tabla14.B3" style:family="table-cell">
      <style:table-cell-properties fo:padding="0.0382in" fo:border-left="none" fo:border-right="none" fo:border-top="none" fo:border-bottom="0.25pt solid #000000"/>
    </style:style>
    <style:style style:name="Tabla14.C3" style:family="table-cell">
      <style:table-cell-properties fo:padding="0.0382in" fo:border-left="none" fo:border-right="none" fo:border-top="none" fo:border-bottom="0.25pt solid #000000"/>
    </style:style>
    <style:style style:name="Tabla14.D3" style:family="table-cell">
      <style:table-cell-properties fo:padding="0.0382in" fo:border-left="none" fo:border-right="none" fo:border-top="none" fo:border-bottom="0.25pt solid #000000"/>
    </style:style>
    <style:style style:name="Tabla14.E3" style:family="table-cell">
      <style:table-cell-properties fo:padding="0.0382in" fo:border-left="none" fo:border-right="none" fo:border-top="none" fo:border-bottom="0.25pt solid #000000"/>
    </style:style>
    <style:style style:name="Tabla14.F3" style:family="table-cell">
      <style:table-cell-properties fo:padding="0.0382in" fo:border-left="none" fo:border-right="0.25pt solid #000000" fo:border-top="none" fo:border-bottom="0.25pt solid #000000"/>
    </style:style>
    <style:style style:name="Tabla15" style:family="table">
      <style:table-properties style:width="6.6931in" table:align="margins"/>
    </style:style>
    <style:style style:name="Tabla15.A" style:family="table-column">
      <style:table-column-properties style:column-width="1.1153in" style:rel-column-width="10922*"/>
    </style:style>
    <style:style style:name="Tabla15.B" style:family="table-column">
      <style:table-column-properties style:column-width="1.1153in" style:rel-column-width="10923*"/>
    </style:style>
    <style:style style:name="Tabla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5.F1" style:family="table-cell">
      <style:table-cell-properties fo:padding="0.0382in" fo:border="0.05pt solid #000000"/>
    </style:style>
    <style:style style:name="Tabla15.A2" style:family="table-cell">
      <style:table-cell-properties fo:padding="0.0382in" fo:border-left="0.05pt solid #000000" fo:border-right="none" fo:border-top="none" fo:border-bottom="0.05pt solid #000000"/>
    </style:style>
    <style:style style:name="Tabla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6" style:family="table">
      <style:table-properties style:width="6.6931in" table:align="margins"/>
    </style:style>
    <style:style style:name="Tabla16.A" style:family="table-column">
      <style:table-column-properties style:column-width="0.8361in" style:rel-column-width="8186*"/>
    </style:style>
    <style:style style:name="Tabla16.B" style:family="table-column">
      <style:table-column-properties style:column-width="0.8368in" style:rel-column-width="8193*"/>
    </style:style>
    <style:style style:name="Tabla16.G" style:family="table-column">
      <style:table-column-properties style:column-width="0.9083in" style:rel-column-width="8893*"/>
    </style:style>
    <style:style style:name="Tabla16.H" style:family="table-column">
      <style:table-column-properties style:column-width="0.766in" style:rel-column-width="7498*"/>
    </style:style>
    <style:style style:name="Tabla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6.H1" style:family="table-cell">
      <style:table-cell-properties fo:padding="0.0382in" fo:border="0.05pt solid #000000"/>
    </style:style>
    <style:style style:name="Tabla17" style:family="table">
      <style:table-properties style:width="6.6931in" table:align="margins"/>
    </style:style>
    <style:style style:name="Tabla17.A" style:family="table-column">
      <style:table-column-properties style:column-width="0.9069in" style:rel-column-width="8880*"/>
    </style:style>
    <style:style style:name="Tabla17.B" style:family="table-column">
      <style:table-column-properties style:column-width="3.5549in" style:rel-column-width="34807*"/>
    </style:style>
    <style:style style:name="Tabla17.C" style:family="table-column">
      <style:table-column-properties style:column-width="2.2313in" style:rel-column-width="21848*"/>
    </style:style>
    <style:style style:name="Tabla17.A1" style:family="table-cell">
      <style:table-cell-properties fo:padding="0.0382in" fo:border-left="0.05pt solid #000000" fo:border-right="none" fo:border-top="0.05pt solid #000000" fo:border-bottom="none"/>
    </style:style>
    <style:style style:name="Tabla17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a18" style:family="table">
      <style:table-properties style:width="6.6931in" table:align="margins"/>
    </style:style>
    <style:style style:name="Tabla18.A" style:family="table-column">
      <style:table-column-properties style:column-width="0.9069in" style:rel-column-width="8880*"/>
    </style:style>
    <style:style style:name="Tabla18.B" style:family="table-column">
      <style:table-column-properties style:column-width="3.5549in" style:rel-column-width="34807*"/>
    </style:style>
    <style:style style:name="Tabla18.C" style:family="table-column">
      <style:table-column-properties style:column-width="2.2313in" style:rel-column-width="21848*"/>
    </style:style>
    <style:style style:name="Tabla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8.C1" style:family="table-cell">
      <style:table-cell-properties fo:padding="0.0382in" fo:border="0.05pt solid #000000"/>
    </style:style>
    <style:style style:name="Tabla19" style:family="table">
      <style:table-properties style:width="6.6903in" table:align="left"/>
    </style:style>
    <style:style style:name="Tabla19.A" style:family="table-column">
      <style:table-column-properties style:column-width="2.0646in"/>
    </style:style>
    <style:style style:name="Tabla19.B" style:family="table-column">
      <style:table-column-properties style:column-width="4.6257in"/>
    </style:style>
    <style:style style:name="Tabla19.A1" style:family="table-cell">
      <style:table-cell-properties fo:padding="0.0382in" fo:border="none"/>
    </style:style>
    <style:style style:name="Tabla20" style:family="table">
      <style:table-properties style:width="6.6931in" table:align="margins"/>
    </style:style>
    <style:style style:name="Tabla20.A" style:family="table-column">
      <style:table-column-properties style:column-width="6.6931in" style:rel-column-width="65535*"/>
    </style:style>
    <style:style style:name="Tabla20.A1" style:family="table-cell">
      <style:table-cell-properties fo:padding="0.0382in" fo:border="0.05pt solid #000000"/>
    </style:style>
    <style:style style:name="Tabla21" style:family="table">
      <style:table-properties style:width="6.6931in" table:align="margins"/>
    </style:style>
    <style:style style:name="Tabla21.A" style:family="table-column">
      <style:table-column-properties style:column-width="6.6931in" style:rel-column-width="65535*"/>
    </style:style>
    <style:style style:name="Tabla21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80" fo:font-size="6pt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color="#000080"/>
    </style:style>
    <style:style style:name="P4" style:family="paragraph" style:parent-style-name="Table_20_Contents">
      <style:paragraph-properties fo:text-align="start" style:justify-single-word="false"/>
      <style:text-properties fo:color="#000080" fo:font-size="8pt" style:font-size-asian="8pt" style:font-size-complex="8pt"/>
    </style:style>
    <style:style style:name="P5" style:family="paragraph" style:parent-style-name="Table_20_Contents"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text-properties fo:font-size="8pt" officeooo:paragraph-rsid="002fadf8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fo:color="#ff0000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ff0000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fo:color="#ff0000" fo:font-size="8pt" style:font-size-asian="8pt" style:font-size-complex="8pt"/>
    </style:style>
    <style:style style:name="P20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text-properties fo:font-size="10pt" style:font-size-asian="10pt" style:font-size-complex="10pt"/>
    </style:style>
    <style:style style:name="P25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2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7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8" style:family="paragraph" style:parent-style-name="Standard">
      <style:text-properties fo:font-size="8pt" style:font-size-asian="8pt" style:font-size-complex="8pt"/>
    </style:style>
    <style:style style:name="P29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30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31" style:family="paragraph" style:parent-style-name="Standard">
      <style:text-properties fo:font-size="8pt" fo:font-style="normal" style:font-size-asian="8pt" style:font-style-asian="normal" style:font-size-complex="8pt" style:font-style-complex="normal"/>
    </style:style>
    <style:style style:name="P32" style:family="paragraph" style:parent-style-name="Standard">
      <style:text-properties style:text-underline-style="solid" style:text-underline-width="auto" style:text-underline-color="font-color"/>
    </style:style>
    <style:style style:name="P33" style:family="paragraph" style:parent-style-name="Standard">
      <style:text-properties fo:font-weight="bold" style:font-weight-asian="bold" style:font-weight-complex="bold"/>
    </style:style>
    <style:style style:name="P34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4pt" fo:font-weight="bold" style:font-size-asian="14pt" style:font-weight-asian="bold" style:font-size-complex="14pt" style:font-weight-complex="bold"/>
    </style:style>
    <style:style style:name="P37" style:family="paragraph" style:parent-style-name="Text_20_body">
      <style:text-properties fo:color="#000000" fo:font-size="10pt" fo:font-weight="normal" style:font-size-asian="10pt" style:font-weight-asian="normal" style:font-size-complex="10pt" style:font-weight-complex="normal"/>
    </style:style>
    <style:style style:name="P38" style:family="paragraph" style:parent-style-name="Text_20_body"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40" style:family="paragraph" style:parent-style-name="Text_20_body">
      <style:text-properties fo:font-weight="normal" style:font-weight-asian="normal" style:font-weight-complex="normal"/>
    </style:style>
    <style:style style:name="P41" style:family="paragraph" style:parent-style-name="Text_20_body">
      <style:text-properties fo:font-style="italic" style:font-style-asian="italic" style:font-style-complex="italic"/>
    </style:style>
    <style:style style:name="P42" style:family="paragraph" style:parent-style-name="Text_20_body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4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Heading_20_1">
      <style:text-properties style:text-underline-style="none"/>
    </style:style>
    <style:style style:name="P45" style:family="paragraph" style:parent-style-name="Heading_20_1">
      <style:paragraph-properties fo:text-align="center" style:justify-single-word="false"/>
      <style:text-properties style:text-underline-style="none" fo:font-weight="normal" officeooo:paragraph-rsid="00503a6a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80" fo:font-size="10pt" fo:font-weight="normal" officeooo:paragraph-rsid="00319676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80" fo:font-size="10pt" fo:font-weight="normal" officeooo:paragraph-rsid="0034cf71" style:font-size-asian="10pt" style:font-weight-asian="normal" style:font-size-complex="10pt" style:font-weight-complex="normal"/>
    </style:style>
    <style:style style:name="P48" style:family="paragraph" style:parent-style-name="Text_20_body">
      <style:text-properties officeooo:paragraph-rsid="004c5014"/>
    </style:style>
    <style:style style:name="P49" style:family="paragraph" style:parent-style-name="Text_20_body">
      <style:text-properties fo:color="#000000" fo:font-size="12pt" fo:font-weight="bold" officeooo:rsid="001db513" officeooo:paragraph-rsid="004c5014" style:font-size-asian="12pt" style:font-weight-asian="bold" style:font-size-complex="12pt" style:font-weight-complex="bold"/>
    </style:style>
    <style:style style:name="P50" style:family="paragraph" style:parent-style-name="Text_20_body">
      <style:text-properties officeooo:paragraph-rsid="004e9b5b"/>
    </style:style>
    <style:style style:name="P51" style:family="paragraph" style:parent-style-name="Text_20_body">
      <style:text-properties fo:font-weight="bold" officeooo:paragraph-rsid="004e9b5b" style:font-weight-asian="bold" style:font-weight-complex="bold"/>
    </style:style>
    <style:style style:name="P52" style:family="paragraph" style:parent-style-name="Table_20_Contents">
      <style:text-properties fo:font-size="8pt" officeooo:rsid="002fadf8" officeooo:paragraph-rsid="002fadf8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fo:color="#000000" fo:font-size="10pt" fo:font-weight="normal" officeooo:paragraph-rsid="0034cf71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fo:font-size="10pt" fo:font-weight="normal" officeooo:paragraph-rsid="003b0313" style:font-size-asian="10pt" style:font-weight-asian="normal" style:font-size-complex="1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800000"/>
    </style:style>
    <style:style style:name="T19" style:family="text">
      <style:text-properties officeooo:rsid="00503a6a"/>
    </style:style>
    <style:style style:name="T20" style:family="text">
      <style:text-properties officeooo:rsid="00517a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6"><text:span text:style-name="T1">SSN # </text:span><text:span text:style-name="T1"><text:placeholder text:placeholder-type="text">&lt;evaluation.patient.name.ref&gt;</text:placeholder></text:span></text:p>
            <text:p text:style-name="P35"><text:span text:style-name="T3">ID</text:span><text:span text:style-name="T11"> </text:span><text:span text:style-name="T3">:</text:span><text:span text:style-name="T3"><text:placeholder text:placeholder-type="text">&lt;evaluation.patient.identification_code&gt;</text:placeholder></text:span> </text:p>
            <text:p text:style-name="Table_20_Contents"/>
            <text:p text:style-name="P1"><text:span text:style-name="T1">Print Date :</text:span><text:span text:style-name="T2"><text:placeholder text:placeholder-type="text">&lt;formatLang(time.strftime('%Y-%m-%d'), user.language, date=Tru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Patient Name: <text:span text:style-name="T10"><text:placeholder text:placeholder-type="text">&lt;evaluation.patient.name.lastname&gt;</text:placeholder></text:span>, <text:span text:style-name="T10"><text:placeholder text:placeholder-type="text">&lt;evaluation.patient.name.name&gt;</text:placeholder></text:span> </text:p>
          </table:table-cell>
          <table:table-cell table:style-name="Tabla1.B2" office:value-type="string">
            <text:p text:style-name="P46"><text:span text:style-name="T1">DoB: </text:span></text:p>
            <text:p text:style-name="P46"><text:span text:style-name="T8"><text:placeholder text:placeholder-type="text">&lt;if test="evaluation.patient.dob"&gt;</text:placeholder></text:span></text:p>
            <text:p text:style-name="P46"><text:span text:style-name="T8"><text:placeholder text:placeholder-type="text">&lt;formatLang(evaluation.patient.dob.strftime('%Y-%m-%d'), user.language, date=True)&gt;</text:placeholder></text:span><text:span text:style-name="T1"> <text:s text:c="2"/>Age </text:span><text:span text:style-name="T8"><text:placeholder text:placeholder-type="text">&lt;evaluation.patient.age&gt;</text:placeholder></text:span></text:p>
            <text:p text:style-name="P46"><text:span text:style-name="T8"><text:placeholder text:placeholder-type="text">&lt;/if&gt;</text:placeholder></text:span></text:p>
            <text:p text:style-name="P7"/>
          </table:table-cell>
          <table:table-cell table:style-name="Tabla1.C2" office:value-type="string">
            <text:p text:style-name="P2"><text:placeholder text:placeholder-type="text">&lt;if test="evaluation.patient.sex == 'f'"&gt;</text:placeholder></text:p>
            <text:p text:style-name="P8">Sex: Female</text:p>
            <text:p text:style-name="P2"><text:placeholder text:placeholder-type="text">&lt;/if&gt;</text:placeholder></text:p>
            <text:p text:style-name="P2"><text:placeholder text:placeholder-type="text">&lt;if test="evaluation.patient.sex == 'm'"&gt;</text:placeholder></text:p>
            <text:p text:style-name="P8">Sex: Male</text:p>
            <text:p text:style-name="P2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54">Ethnicity:</text:p>
            <text:p text:style-name="P54"><text:span text:style-name="T10"><text:placeholder text:placeholder-type="text">&lt;if test="evaluation.patient.ethnic_group"&gt;</text:placeholder></text:span></text:p>
            <text:p text:style-name="P54"><text:s/><text:span text:style-name="T10"><text:placeholder text:placeholder-type="text">&lt;evaluation.patient.ethnic_group.name&gt;</text:placeholder></text:span></text:p>
            <text:p text:style-name="P54"><text:span text:style-name="T10"><text:placeholder text:placeholder-type="text">&lt;/if&gt;</text:placeholder></text:span></text:p>
          </table:table-cell>
          <table:table-cell table:style-name="Tabla1.B3" office:value-type="string">
            <text:p text:style-name="P22"><text:placeholder text:placeholder-type="text">&lt;if test="evaluation.patient.marital_status =='s'"&gt;</text:placeholder></text:p>
            <text:p text:style-name="P23">Marital Status : Single</text:p>
            <text:p text:style-name="P22"><text:placeholder text:placeholder-type="text">&lt;/if&gt;</text:placeholder></text:p>
            <text:p text:style-name="P22"><text:s/><text:placeholder text:placeholder-type="text">&lt;if test="evaluation.patient.marital_status =='m'"&gt;</text:placeholder></text:p>
            <text:p text:style-name="P23">Marital Status : Married</text:p>
            <text:p text:style-name="P22"><text:placeholder text:placeholder-type="text">&lt;/if&gt;</text:placeholder></text:p>
            <text:p text:style-name="P22"><text:s/><text:placeholder text:placeholder-type="text">&lt;if test="evaluation.patient.marital_status =='w'"&gt;</text:placeholder></text:p>
            <text:p text:style-name="P23">Marital Status : Widow</text:p>
            <text:p text:style-name="P22"><text:placeholder text:placeholder-type="text">&lt;/if&gt;</text:placeholder></text:p>
            <text:p text:style-name="P22"><text:s/><text:placeholder text:placeholder-type="text">&lt;if test="evaluation.patient.marital_status =='x'"&gt;</text:placeholder></text:p>
            <text:p text:style-name="P23">Marital Status : Separated</text:p>
            <text:p text:style-name="P22"><text:placeholder text:placeholder-type="text">&lt;/if&gt;</text:placeholder></text:p>
          </table:table-cell>
          <table:table-cell table:style-name="Tabla1.C3" office:value-type="string">
            <text:p text:style-name="P53">Occupation :</text:p>
            <text:p text:style-name="P53"/>
            <text:p text:style-name="P47"><text:span text:style-name="T8"><text:placeholder text:placeholder-type="text">&lt;if test="evaluation.patient.occupation"&gt;</text:placeholder></text:span></text:p>
            <text:p text:style-name="P47"><text:span text:style-name="T8"/></text:p>
            <text:p text:style-name="P53"><text:span text:style-name="T10"><text:placeholder text:placeholder-type="text">&lt;evaluation.patient.occupation.name&gt;</text:placeholder></text:span></text:p>
            <text:p text:style-name="P53"><text:span text:style-name="T10"/></text:p>
            <text:p text:style-name="P47"><text:span text:style-name="T8"><text:placeholder text:placeholder-type="text">&lt;/if&gt;</text:placeholder></text:span></text:p>
          </table:table-cell>
        </table:table-row>
        <table:table-row>
          <table:table-cell table:style-name="Tabla1.A4" office:value-type="string">
            <text:p text:style-name="P2"><text:span text:style-name="T1">Evaluation date: </text:span><text:span text:style-name="T8"><text:placeholder text:placeholder-type="text">&lt;formatLang(evaluation.evaluation_start.strftime('%Y-%m-%d'), user.language, date=True)&gt;</text:placeholder></text:span><text:span text:style-name="T8">, </text:span><text:span text:style-name="T1"><text:placeholder text:placeholder-type="text">&lt;evaluation.evaluation_start.strftime('%H:%M:%S')&gt;</text:placeholder></text:span></text:p>
          </table:table-cell>
          <table:table-cell table:style-name="Tabla1.B4" table:number-columns-spanned="2" office:value-type="string">
            <text:p text:style-name="P3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Standard"/>
      <text:h text:style-name="Heading_20_1" text:outline-level="1"><text:span text:style-name="T10">Chief Complaint</text:span> </text:h>
      <text:p text:style-name="Standard"><text:s/><text:placeholder text:placeholder-type="text">&lt;evaluation.chief_complaint or ""&gt;</text:placeholder></text:p>
      <text:p text:style-name="Standard"/>
      <text:h text:style-name="Heading_20_1" text:outline-level="1">History of Present Illness </text:h>
      <text:p text:style-name="P24"><text:placeholder text:placeholder-type="text">&lt;for each="line in unicode(evaluation.present_illness).split('\n')"&gt;</text:placeholder></text:p>
      <text:p text:style-name="P24"><text:placeholder text:placeholder-type="text">&lt;line&gt;</text:placeholder></text:p>
      <text:p text:style-name="P24"><text:placeholder text:placeholder-type="text">&lt;/for&gt;</text:placeholder></text:p>
      <text:p text:style-name="P24"/>
      <text:p text:style-name="P27">Medication History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3">Medicament</text:p>
          </table:table-cell>
          <table:table-cell table:style-name="Tabla2.A1" office:value-type="string">
            <text:p text:style-name="P13">Indication</text:p>
          </table:table-cell>
          <table:table-cell table:style-name="Tabla2.A1" office:value-type="string">
            <text:p text:style-name="P13">Start</text:p>
          </table:table-cell>
          <table:table-cell table:style-name="Tabla2.A1" office:value-type="string">
            <text:p text:style-name="P13">End</text:p>
          </table:table-cell>
          <table:table-cell table:style-name="Tabla2.E1" office:value-type="string">
            <text:p text:style-name="P13">Active</text:p>
          </table:table-cell>
        </table:table-row>
      </table:table>
      <text:p text:style-name="P28"/>
      <text:p text:style-name="P28"><text:placeholder text:placeholder-type="text">&lt;for each="medication in evaluation.patient.medic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ext:soft-page-break/>
        <table:table-row>
          <table:table-cell table:style-name="Tabla3.A1" office:value-type="string">
            <text:p text:style-name="P12"><text:placeholder text:placeholder-type="text">&lt;medication.medicament.name.name or ''&gt;</text:placeholder></text:p>
          </table:table-cell>
          <table:table-cell table:style-name="Tabla3.A1" office:value-type="string">
            <text:p text:style-name="P12"><text:placeholder text:placeholder-type="text">&lt;if test="medication.indication"&gt;</text:placeholder></text:p>
            <text:p text:style-name="P15"><text:placeholder text:placeholder-type="text">&lt;medication.indication.name&gt;</text:placeholder></text:p>
            <text:p text:style-name="P52"><text:placeholder text:placeholder-type="text">&lt;/if&gt;</text:placeholder></text:p>
          </table:table-cell>
          <table:table-cell table:style-name="Tabla3.A1" office:value-type="string">
            <text:p text:style-name="P14"><text:placeholder text:placeholder-type="text">&lt;if test="medication.start_treatment"&gt;</text:placeholder></text:p>
            <text:p text:style-name="P14"><text:placeholder text:placeholder-type="text">&lt;formatLang(medication.start_treatment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a3.A1" office:value-type="string">
            <text:p text:style-name="P14"><text:placeholder text:placeholder-type="text">&lt;if test="medication.end_treatment"&gt;</text:placeholder></text:p>
            <text:p text:style-name="P14"><text:placeholder text:placeholder-type="text">&lt;formatLang(medication.end_treatment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a3.A1" office:value-type="string">
            <text:p text:style-name="P13"><text:placeholder text:placeholder-type="text">&lt;medication.is_active and '*' or ''&gt;</text:placeholder></text:p>
          </table:table-cell>
        </table:table-row>
      </table:table>
      <text:p text:style-name="P28"><text:placeholder text:placeholder-type="text">&lt;/for&gt;</text:placeholder></text:p>
      <text:p text:style-name="P32"/>
      <text:h text:style-name="P44" text:outline-level="1">Personal History</text:h>
      <text:p text:style-name="P9">Allergies and other Critical Informatio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7"><text:placeholder text:placeholder-type="text">&lt;for each="line in unicode(evaluation.patient.critical_info or '').split('\n')"&gt;</text:placeholder></text:p>
            <text:p text:style-name="P17"><text:placeholder text:placeholder-type="text">&lt;line&gt;</text:placeholder></text:p>
            <text:p text:style-name="P17"><text:placeholder text:placeholder-type="text">&lt;/for&gt;</text:placeholder></text:p>
          </table:table-cell>
        </table:table-row>
      </table:table>
      <text:p text:style-name="P33"/>
      <text:p text:style-name="P25">Diseases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>
          <table:table-cell table:style-name="Tabla5.A1" office:value-type="string">
            <text:p text:style-name="P13">Disease</text:p>
          </table:table-cell>
          <table:table-cell table:style-name="Tabla5.A1" office:value-type="string">
            <text:p text:style-name="P13">Severity</text:p>
          </table:table-cell>
          <table:table-cell table:style-name="Tabla5.A1" office:value-type="string">
            <text:p text:style-name="P13">Status</text:p>
          </table:table-cell>
          <table:table-cell table:style-name="Tabla5.A1" office:value-type="string">
            <text:p text:style-name="P13">Active</text:p>
          </table:table-cell>
          <table:table-cell table:style-name="Tabla5.A1" office:value-type="string">
            <text:p text:style-name="P13">Infectious</text:p>
          </table:table-cell>
          <table:table-cell table:style-name="Tabla5.A1" office:value-type="string">
            <text:p text:style-name="P13">Diagnosed</text:p>
          </table:table-cell>
          <table:table-cell table:style-name="Tabla5.A1" office:value-type="string">
            <text:p text:style-name="P13">Remarks</text:p>
          </table:table-cell>
        </table:table-row>
      </table:table>
      <text:p text:style-name="P28"><text:placeholder text:placeholder-type="text">&lt;for each="disease in evaluation.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13"><text:placeholder text:placeholder-type="text">&lt;disease.pathology.name or ''&gt;</text:placeholder></text:p>
          </table:table-cell>
          <table:table-cell table:style-name="Tabla6.A1" office:value-type="string">
            <text:p text:style-name="P4"><text:placeholder text:placeholder-type="text">&lt;if test="disease.disease_severity=='1_mi'"&gt;</text:placeholder></text:p>
            <text:p text:style-name="P10">mild</text:p>
            <text:p text:style-name="P11"><text:placeholder text:placeholder-type="text">&lt;/if&gt;</text:placeholder></text:p>
            <text:p text:style-name="P4"><text:placeholder text:placeholder-type="text">&lt;if test="disease.disease_severity=='2_mo'"&gt;</text:placeholder></text:p>
            <text:p text:style-name="P10">moderate</text:p>
            <text:p text:style-name="P11"><text:placeholder text:placeholder-type="text">&lt;/if&gt;</text:placeholder></text:p>
            <text:p text:style-name="P4"><text:placeholder text:placeholder-type="text">&lt;if test="disease.disease_severity=='3_sv'"&gt;</text:placeholder></text:p>
            <text:p text:style-name="P18">severe</text:p>
            <text:p text:style-name="P19"><text:placeholder text:placeholder-type="text">&lt;/if&gt;</text:placeholder></text:p>
          </table:table-cell>
          <table:table-cell table:style-name="Tabla6.A1" office:value-type="string">
            <text:p text:style-name="P4"><text:placeholder text:placeholder-type="text">&lt;if test="disease.status=='c'"&gt;</text:placeholder></text:p>
            <text:p text:style-name="P10">chronic</text:p>
            <text:p text:style-name="P19"><text:placeholder text:placeholder-type="text">&lt;/if&gt;</text:placeholder></text:p>
            <text:p text:style-name="P4"><text:placeholder text:placeholder-type="text">&lt;if test="disease.status=='u'"&gt;</text:placeholder></text:p>
            <text:p text:style-name="P10">unchanged</text:p>
            <text:p text:style-name="P19"><text:placeholder text:placeholder-type="text">&lt;/if&gt;</text:placeholder></text:p>
            <text:p text:style-name="P4"><text:placeholder text:placeholder-type="text">&lt;if test="disease.status=='h'"&gt;</text:placeholder></text:p>
            <text:p text:style-name="P10">healed</text:p>
            <text:p text:style-name="P19"><text:placeholder text:placeholder-type="text">&lt;/if&gt;</text:placeholder></text:p>
            <text:p text:style-name="P4"><text:placeholder text:placeholder-type="text">&lt;if test="disease.status=='w'"&gt;</text:placeholder></text:p>
            <text:p text:style-name="P18">worsening</text:p>
            <text:p text:style-name="P19"><text:placeholder text:placeholder-type="text">&lt;/if&gt;</text:placeholder></text:p>
            <text:p text:style-name="P4"><text:placeholder text:placeholder-type="text">&lt;if test="disease.status=='i'"&gt;</text:placeholder></text:p>
            <text:p text:style-name="P10">improving</text:p>
            <text:p text:style-name="P19"><text:placeholder text:placeholder-type="text">&lt;/if&gt;</text:placeholder></text:p>
          </table:table-cell>
          <table:table-cell table:style-name="Tabla6.A1" office:value-type="string">
            <text:p text:style-name="P4"><text:placeholder text:placeholder-type="text">&lt;if test="disease.is_active"&gt;</text:placeholder></text:p>
            <text:p text:style-name="P10">*</text:p>
            <text:p text:style-name="P4"><text:placeholder text:placeholder-type="text">&lt;/if&gt;</text:placeholder></text:p>
          </table:table-cell>
          <table:table-cell table:style-name="Tabla6.A1" office:value-type="string">
            <text:p text:style-name="P4"><text:placeholder text:placeholder-type="text">&lt;if test="disease.is_infectious"&gt;</text:placeholder></text:p>
            <text:p text:style-name="P18">*</text:p>
            <text:p text:style-name="P19"><text:placeholder text:placeholder-type="text">&lt;/if&gt;</text:placeholder></text:p>
          </table:table-cell>
          <table:table-cell table:style-name="Tabla6.A1" office:value-type="string">
            <text:p text:style-name="P14"><text:placeholder text:placeholder-type="text">&lt;if test="disease.diagnosed_date"&gt;</text:placeholder></text:p>
            <text:p text:style-name="P13"><text:placeholder text:placeholder-type="text">&lt;formatLang(disease.diagnosed_date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a6.A1" office:value-type="string">
            <text:p text:style-name="P13"><text:placeholder text:placeholder-type="text">&lt;disease.short_comment&gt;</text:placeholder></text:p>
          </table:table-cell>
        </table:table-row>
      </table:table>
      <text:p text:style-name="P28"><text:placeholder text:placeholder-type="text">&lt;/for&gt;</text:placeholder></text:p>
      <text:p text:style-name="P29"/>
      <text:p text:style-name="P26">Surgeries</text:p>
      <text:p text:style-name="P34"><text:placeholder text:placeholder-type="text">&lt;for each="surgery in evaluation.patient.surgery"&gt;</text:placeholder>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4"><text:placeholder text:placeholder-type="text">&lt;if test="surgery.date"&gt;</text:placeholder></text:p>
            <text:p text:style-name="P14"><text:placeholder text:placeholder-type="text">&lt;formatLang(surgery.date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a7.A1" office:value-type="string">
            <text:p text:style-name="P13"><text:placeholder text:placeholder-type="text">&lt;surgery.description&gt;</text:placeholder></text:p>
          </table:table-cell>
          <table:table-cell table:style-name="Tabla7.A1" office:value-type="string">
            <text:p text:style-name="P13"><text:placeholder text:placeholder-type="text">&lt;surgery.pathology.name&gt;</text:placeholder></text:p>
          </table:table-cell>
        </table:table-row>
      </table:table>
      <text:p text:style-name="P26"><text:placeholder text:placeholder-type="text">&lt;/for&gt;</text:placeholder></text:p>
      <text:p text:style-name="P26">Immunizations</text:p>
      <text:p text:style-name="P26"/>
      <text:p text:style-name="P2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ext:soft-page-break/>
        <table:table-row>
          <table:table-cell table:style-name="Tabla8.A1" office:value-type="string">
            <text:p text:style-name="P13">Vaccine</text:p>
          </table:table-cell>
          <table:table-cell table:style-name="Tabla8.A1" office:value-type="string">
            <text:p text:style-name="P13">Dose</text:p>
          </table:table-cell>
          <table:table-cell table:style-name="Tabla8.A1" office:value-type="string">
            <text:p text:style-name="P13">Date</text:p>
          </table:table-cell>
          <table:table-cell table:style-name="Tabla8.A1" office:value-type="string">
            <text:p text:style-name="P13">Next Dose</text:p>
          </table:table-cell>
          <table:table-cell table:style-name="Tabla8.E1" office:value-type="string">
            <text:p text:style-name="P13">Observations</text:p>
          </table:table-cell>
        </table:table-row>
      </table:table>
      <text:p text:style-name="P28"/>
      <text:p text:style-name="P28"><text:placeholder text:placeholder-type="text">&lt;for each="vaccination in evaluation.patient.vaccinations"&gt;</text:placeholder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P12"><text:placeholder text:placeholder-type="text">&lt;vaccination.vaccine.name or ''&gt;</text:placeholder></text:p>
          </table:table-cell>
          <table:table-cell table:style-name="Tabla9.A1" office:value-type="string">
            <text:p text:style-name="P13"><text:placeholder text:placeholder-type="text">&lt;vaccination.dose or ''&gt;</text:placeholder></text:p>
          </table:table-cell>
          <table:table-cell table:style-name="Tabla9.A1" office:value-type="string">
            <text:p text:style-name="P14"><text:placeholder text:placeholder-type="text">&lt;if test="vaccination.date"&gt;</text:placeholder></text:p>
            <text:p text:style-name="P14"><text:placeholder text:placeholder-type="text">&lt;formatLang(vaccination.date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a9.A1" office:value-type="string">
            <text:p text:style-name="P14"><text:placeholder text:placeholder-type="text">&lt;if test="vaccination.next_dose_date"&gt;</text:placeholder></text:p>
            <text:p text:style-name="P14"><text:placeholder text:placeholder-type="text">&lt;formatLang(vaccination.next_dose_date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a9.A1" office:value-type="string">
            <text:p text:style-name="P14"><text:placeholder text:placeholder-type="text">&lt;vaccination.observations or ''&gt;</text:placeholder></text:p>
          </table:table-cell>
        </table:table-row>
      </table:table>
      <text:p text:style-name="P28"><text:placeholder text:placeholder-type="text">&lt;/for&gt;</text:placeholder></text:p>
      <text:p text:style-name="P30"/>
      <text:p text:style-name="Standard"/>
      <text:h text:style-name="Heading_20_1" text:outline-level="1">Family History and Genetic Information</text:h>
      <text:p text:style-name="P30"/>
      <text:p text:style-name="P20">Family Information</text:p>
      <text:p text:style-name="P28"><text:placeholder text:placeholder-type="text">&lt;for each="family_member in evaluation.patient.family_history"&gt;</text:placeholder></text:p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12"><text:placeholder text:placeholder-type="text">&lt;family_member.relative or ''&gt;</text:placeholder></text:p>
          </table:table-cell>
          <table:table-cell table:style-name="Tabla10.A1" office:value-type="string">
            <text:p text:style-name="P13"><text:placeholder text:placeholder-type="text">&lt;if test="family_member.xory=='m'"&gt;</text:placeholder>Maternal<text:placeholder text:placeholder-type="text">&lt;/if&gt;</text:placeholder></text:p>
            <text:p text:style-name="P13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la10.A1" office:value-type="string">
            <text:p text:style-name="P13"><text:placeholder text:placeholder-type="text">&lt;family_member.name.name or ''&gt;</text:placeholder></text:p>
          </table:table-cell>
        </table:table-row>
      </table:table>
      <text:p text:style-name="P28"><text:placeholder text:placeholder-type="text">&lt;/for&gt;</text:placeholder></text:p>
      <text:p text:style-name="P20"/>
      <text:p text:style-name="P20">Patient Genetic Abnormalities / “Disease Genes”</text:p>
      <text:p text:style-name="P28"><text:placeholder text:placeholder-type="text">&lt;for each="gene in evaluation.patient.genetic_risks"&gt;</text:placeholder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2"><text:placeholder text:placeholder-type="text">&lt;gene.disease_gene.name or ''&gt;</text:placeholder></text:p>
          </table:table-cell>
          <table:table-cell table:style-name="Tabla11.A1" office:value-type="string">
            <text:p text:style-name="P13"><text:placeholder text:placeholder-type="text">&lt;gene.disease_gene.long_name or ''&gt;</text:placeholder></text:p>
          </table:table-cell>
        </table:table-row>
      </table:table>
      <text:p text:style-name="P28"><text:placeholder text:placeholder-type="text">&lt;/for&gt;</text:placeholder></text:p>
      <text:p text:style-name="P20"/>
      <text:p text:style-name="P30"/>
      <text:h text:style-name="Heading_20_1" text:outline-level="1">Socioeconomics</text:h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4"><text:placeholder text:placeholder-type="text">&lt;for each="line in unicode(evaluation.patient.ses_notes or '')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</table:table-row>
      </table:table>
      <text:p text:style-name="Text_20_body"/>
      <text:p text:style-name="Text_20_body"><text:span text:style-name="T13">Socioeconomic Status </text:span>: <text:span text:style-name="T12"><text:s/></text:span><text:span text:style-name="T12"><text:placeholder text:placeholder-type="text">&lt;if test="evaluation.patient.ses=='0'"&gt;</text:placeholder></text:span><text:span text:style-name="T12">lower</text:span><text:span text:style-name="T12"><text:placeholder text:placeholder-type="text">&lt;/if&gt;</text:placeholder></text:span><text:span text:style-name="T12"><text:placeholder text:placeholder-type="text">&lt;if test="evaluation.patient.ses=='1'"&gt;</text:placeholder></text:span><text:span text:style-name="T12">lower-middle</text:span><text:span text:style-name="T12"><text:placeholder text:placeholder-type="text">&lt;/if&gt;</text:placeholder></text:span><text:span text:style-name="T12"><text:placeholder text:placeholder-type="text">&lt;if test="evaluation.patient.ses=='2'"&gt;</text:placeholder></text:span><text:span text:style-name="T12">middle</text:span><text:span text:style-name="T12"><text:placeholder text:placeholder-type="text">&lt;/if&gt;</text:placeholder></text:span><text:span text:style-name="T12"><text:placeholder text:placeholder-type="text">&lt;if test="evaluation.patient.ses=='3'"&gt;</text:placeholder></text:span><text:span text:style-name="T12">middle-upper</text:span><text:span text:style-name="T12"><text:placeholder text:placeholder-type="text">&lt;/if&gt;</text:placeholder></text:span><text:span text:style-name="T12"><text:placeholder text:placeholder-type="text">&lt;if test="evaluation.patient.ses=='4'"&gt;</text:placeholder></text:span><text:span text:style-name="T12">upper</text:span><text:span text:style-name="T12"><text:placeholder text:placeholder-type="text">&lt;/if&gt;</text:placeholder></text:span></text:p>
      <text:p text:style-name="Text_20_body"><text:span text:style-name="T14">Housing conditions</text:span><text:span text:style-name="T12"> : </text:span><text:span text:style-name="T12"><text:placeholder text:placeholder-type="text">&lt;if test="evaluation.patient.housing=='0'"&gt;</text:placeholder></text:span><text:span text:style-name="T12">Shanty, deficient sanitary conditions</text:span><text:span text:style-name="T12"><text:placeholder text:placeholder-type="text">&lt;/if&gt;</text:placeholder></text:span><text:span text:style-name="T12"><text:placeholder text:placeholder-type="text">&lt;if test="evaluation.patient.housing=='1'"&gt;</text:placeholder></text:span><text:span text:style-name="T12">Small, crowded but with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2'"&gt;</text:placeholder></text:span><text:span text:style-name="T12">Comfortable and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3'"&gt;</text:placeholder></text:span><text:span text:style-name="T12">Roomy and excellent sanitary conditions</text:span><text:span text:style-name="T12"><text:placeholder text:placeholder-type="text">&lt;/if&gt;</text:placeholder></text:span><text:span text:style-name="T12"><text:placeholder text:placeholder-type="text">&lt;if test="evaluation.patient.housing=='4'"&gt;</text:placeholder></text:span><text:span text:style-name="T12">Luxury and excellent sanitary conditions</text:span><text:span text:style-name="T12"><text:placeholder text:placeholder-type="text">&lt;/if&gt;</text:placeholder></text:span></text:p>
      <text:p text:style-name="Text_20_body"><text:span text:style-name="T14">Educational Level</text:span><text:span text:style-name="T12"> : </text:span><text:span text:style-name="T12"><text:placeholder text:placeholder-type="text">&lt;if test="evaluation.patient.education=='0'"&gt;</text:placeholder></text:span><text:span text:style-name="T12">None</text:span><text:span text:style-name="T12"><text:placeholder text:placeholder-type="text">&lt;/if&gt;</text:placeholder></text:span><text:span text:style-name="T12"><text:placeholder text:placeholder-type="text">&lt;if test="evaluation.patient.education=='1'"&gt;</text:placeholder></text:span><text:span text:style-name="T12">Incomplete Primary School</text:span><text:span text:style-name="T12"><text:placeholder text:placeholder-type="text">&lt;/if&gt;</text:placeholder></text:span><text:span text:style-name="T12"><text:placeholder text:placeholder-type="text">&lt;if test="evaluation.patient.education=='2'"&gt;</text:placeholder></text:span><text:span text:style-name="T12">Primary School</text:span><text:span text:style-name="T12"><text:placeholder text:placeholder-type="text">&lt;/if&gt;</text:placeholder></text:span><text:span text:style-name="T12"><text:placeholder text:placeholder-type="text">&lt;if test="evaluation.patient.education=='3'"&gt;</text:placeholder></text:span><text:span text:style-name="T12">Incomplete Secondary School</text:span><text:span text:style-name="T12"><text:placeholder text:placeholder-type="text">&lt;/if&gt;</text:placeholder></text:span><text:span text:style-name="T12"><text:placeholder text:placeholder-type="text">&lt;if test="evaluation.patient.education=='4'"&gt;</text:placeholder></text:span><text:span text:style-name="T12">Secondary School</text:span><text:span text:style-name="T12"><text:placeholder text:placeholder-type="text">&lt;/if&gt;</text:placeholder></text:span><text:span text:style-name="T12"><text:placeholder text:placeholder-type="text">&lt;if test="evaluation.patient.education=='5'"&gt;</text:placeholder></text:span><text:span text:style-name="T12">University</text:span><text:span text:style-name="T12"><text:placeholder text:placeholder-type="text">&lt;/if&gt;</text:placeholder></text:span></text:p>
      <text:p text:style-name="Text_20_body"><text:span text:style-name="T13">Occupation</text:span> : <text:span text:style-name="T6"><text:placeholder text:placeholder-type="text">&lt;evaluation.patient.occupation.name&gt;</text:placeholder></text:span></text:p>
      <text:p text:style-name="P39"/>
      <text:p text:style-name="P39">Lifestyle</text:p>
      <table:table table:name="Tabla13" table:style-name="Tabla13">
        <table:table-column table:style-name="Tabla13.A"/>
        <text:soft-page-break/>
        <table:table-row>
          <table:table-cell table:style-name="Tabla13.A1" office:value-type="string">
            <text:p text:style-name="P24"><text:placeholder text:placeholder-type="text">&lt;for each="line in unicode(evaluation.patient.lifestyle_info or '')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</table:table-row>
      </table:table>
      <text:p text:style-name="P39"/>
      <text:p text:style-name="P40"><text:span text:style-name="T13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18">risky</text:span> sex . <text:placeholder text:placeholder-type="text">&lt;/if&gt;</text:placeholder> <text:s/><text:span text:style-name="T17"><text:placeholder text:placeholder-type="text">&lt;evaluation.patient.prostitute and 'The patient is a prostitute' or ''&gt;</text:placeholder></text:span><text:span text:style-name="T17"> . </text:span><text:span text:style-name="T17"><text:placeholder text:placeholder-type="text">&lt;evaluation.patient.sex_with_prostitutes and 'Admits sex with prostitutes' or ''&gt;</text:placeholder></text:span></text:p>
      <text:p text:style-name="P16"/>
      <text:p text:style-name="P26"/>
      <text:h text:style-name="Heading_20_1" text:outline-level="1">Physical Examination</text:h>
      <text:p text:style-name="P41">Vital Signs</text:p>
      <table:table table:name="Tabla14" table:style-name="Tabla14">
        <table:table-column table:style-name="Tabla14.A" table:number-columns-repeated="5"/>
        <table:table-column table:style-name="Tabla14.F"/>
        <table:table-row>
          <table:table-cell table:style-name="Tabla14.A1" table:number-rows-spanned="2" office:value-type="string">
            <text:p text:style-name="Table_20_Contents">Temperature <text:s/></text:p>
          </table:table-cell>
          <table:table-cell table:style-name="Tabla14.B1" table:number-rows-spanned="2" office:value-type="string">
            <text:p text:style-name="P5"><text:placeholder text:placeholder-type="text">&lt;evaluation.temperature&gt;</text:placeholder></text:p>
          </table:table-cell>
          <table:table-cell table:style-name="Tabla14.C1" table:number-rows-spanned="2" office:value-type="string">
            <text:p text:style-name="Table_20_Contents">Blood Pressure</text:p>
          </table:table-cell>
          <table:table-cell table:style-name="Tabla14.B1" office:value-type="string">
            <text:p text:style-name="Table_20_Contents">Systolic <text:span text:style-name="T6"><text:placeholder text:placeholder-type="text">&lt;evaluation.systolic&gt;</text:placeholder></text:span></text:p>
          </table:table-cell>
          <table:table-cell table:style-name="Tabla14.B1" table:number-rows-spanned="2" office:value-type="string">
            <text:p text:style-name="Table_20_Contents"/>
          </table:table-cell>
          <table:table-cell table:style-name="Tabla14.F2" table:number-rows-spanned="2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table-cell table:style-name="Tabla14.D2" office:value-type="string">
            <text:p text:style-name="Table_20_Contents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la14.A3" office:value-type="string">
            <text:p text:style-name="Table_20_Contents">Heart rate </text:p>
          </table:table-cell>
          <table:table-cell table:style-name="Tabla14.E3" office:value-type="string">
            <text:p text:style-name="P5"><text:placeholder text:placeholder-type="text">&lt;evaluation.bpm&gt;</text:placeholder></text:p>
          </table:table-cell>
          <table:table-cell table:style-name="Tabla14.E3" office:value-type="string">
            <text:p text:style-name="Table_20_Contents">Respiratory Rate</text:p>
          </table:table-cell>
          <table:table-cell table:style-name="Tabla14.E3" office:value-type="string">
            <text:p text:style-name="P5"><text:placeholder text:placeholder-type="text">&lt;evaluation.respiratory_rate&gt;</text:placeholder></text:p>
          </table:table-cell>
          <table:table-cell table:style-name="Tabla14.E3" office:value-type="string">
            <text:p text:style-name="Table_20_Contents">Oxygen Saturation</text:p>
          </table:table-cell>
          <table:table-cell table:style-name="Tabla14.F3" office:value-type="string">
            <text:p text:style-name="Table_20_Contents"><text:s/><text:span text:style-name="T6"><text:placeholder text:placeholder-type="text">&lt;evaluation.osat&gt;</text:placeholder></text:span></text:p>
          </table:table-cell>
        </table:table-row>
      </table:table>
      <text:p text:style-name="Text_20_body"/>
      <text:p text:style-name="P41">Anthropometry</text:p>
      <table:table table:name="Tabla15" table:style-name="Tabla15">
        <table:table-column table:style-name="Tabla15.A"/>
        <table:table-column table:style-name="Tabla15.B"/>
        <table:table-column table:style-name="Tabla15.A"/>
        <table:table-column table:style-name="Tabla15.B" table:number-columns-repeated="2"/>
        <table:table-column table:style-name="Tabla15.A"/>
        <table:table-row>
          <table:table-cell table:style-name="Tabla15.A1" office:value-type="string">
            <text:p text:style-name="Table_20_Contents">Height</text:p>
          </table:table-cell>
          <table:table-cell table:style-name="Tabla15.A1" office:value-type="string">
            <text:p text:style-name="P5"><text:placeholder text:placeholder-type="text">&lt;evaluation.height&gt;</text:placeholder></text:p>
          </table:table-cell>
          <table:table-cell table:style-name="Tabla15.A1" office:value-type="string">
            <text:p text:style-name="Table_20_Contents">Waist</text:p>
          </table:table-cell>
          <table:table-cell table:style-name="Tabla15.A1" office:value-type="string">
            <text:p text:style-name="P5"><text:placeholder text:placeholder-type="text">&lt;evaluation.abdominal_circ&gt;</text:placeholder></text:p>
          </table:table-cell>
          <table:table-cell table:style-name="Tabla15.A1" office:value-type="string">
            <text:p text:style-name="Table_20_Contents">BMI</text:p>
          </table:table-cell>
          <table:table-cell table:style-name="Tabla15.F1" office:value-type="string">
            <text:p text:style-name="P5"><text:placeholder text:placeholder-type="text">&lt;evaluation.bmi&gt;</text:placeholder></text:p>
          </table:table-cell>
        </table:table-row>
        <table:table-row>
          <table:table-cell table:style-name="Tabla15.A2" office:value-type="string">
            <text:p text:style-name="Table_20_Contents">Weight</text:p>
          </table:table-cell>
          <table:table-cell table:style-name="Tabla15.A2" office:value-type="string">
            <text:p text:style-name="P5"><text:placeholder text:placeholder-type="text">&lt;evaluation.weight&gt;</text:placeholder></text:p>
          </table:table-cell>
          <table:table-cell table:style-name="Tabla15.A2" office:value-type="string">
            <text:p text:style-name="Table_20_Contents">Hip</text:p>
          </table:table-cell>
          <table:table-cell table:style-name="Tabla15.A2" office:value-type="string">
            <text:p text:style-name="P5"><text:placeholder text:placeholder-type="text">&lt;evaluation.hip&gt;</text:placeholder></text:p>
          </table:table-cell>
          <table:table-cell table:style-name="Tabla15.A2" office:value-type="string">
            <text:p text:style-name="Table_20_Contents">WHR</text:p>
          </table:table-cell>
          <table:table-cell table:style-name="Tabla15.F2" office:value-type="string">
            <text:p text:style-name="P5"><text:placeholder text:placeholder-type="text">&lt;evaluation.whr&gt;</text:placeholder></text:p>
          </table:table-cell>
        </table:table-row>
      </table:table>
      <text:p text:style-name="P41"/>
      <text:p text:style-name="P42">Level of Conciousness / Glasgow Scale</text:p>
      <table:table table:name="Tabla16" table:style-name="Tabla16">
        <table:table-column table:style-name="Tabla16.A"/>
        <table:table-column table:style-name="Tabla16.B" table:number-columns-repeated="3"/>
        <table:table-column table:style-name="Tabla16.A"/>
        <table:table-column table:style-name="Tabla16.B"/>
        <table:table-column table:style-name="Tabla16.G"/>
        <table:table-column table:style-name="Tabla16.H"/>
        <table:table-row>
          <table:table-cell table:style-name="Tabla16.A1" office:value-type="string">
            <text:p text:style-name="Table_20_Contents">Eyes</text:p>
          </table:table-cell>
          <table:table-cell table:style-name="Tabla16.A1" office:value-type="string">
            <text:p text:style-name="P43"><text:span text:style-name="T7"><text:placeholder text:placeholder-type="text">&lt;evaluation.loc_eyes&gt;</text:placeholder></text:span><text:span text:style-name="T7"> / 4</text:span></text:p>
          </table:table-cell>
          <table:table-cell table:style-name="Tabla16.A1" office:value-type="string">
            <text:p text:style-name="Table_20_Contents">Verbal</text:p>
          </table:table-cell>
          <table:table-cell table:style-name="Tabla16.A1" office:value-type="string">
            <text:p text:style-name="P43"><text:span text:style-name="T7"><text:placeholder text:placeholder-type="text">&lt;evaluation.loc_verbal&gt;</text:placeholder></text:span><text:span text:style-name="T7"> / 5</text:span></text:p>
          </table:table-cell>
          <table:table-cell table:style-name="Tabla16.A1" office:value-type="string">
            <text:p text:style-name="Table_20_Contents">Motor</text:p>
          </table:table-cell>
          <table:table-cell table:style-name="Tabla16.A1" office:value-type="string">
            <text:p text:style-name="P43"><text:span text:style-name="T7"><text:placeholder text:placeholder-type="text">&lt;evaluation.loc_motor&gt;</text:placeholder></text:span><text:span text:style-name="T7"> / 6</text:span></text:p>
          </table:table-cell>
          <table:table-cell table:style-name="Tabla16.A1" office:value-type="string">
            <text:p text:style-name="Table_20_Contents">Total Glasgow</text:p>
          </table:table-cell>
          <table:table-cell table:style-name="Tabla16.H1" office:value-type="string">
            <text:p text:style-name="P43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Text_20_body"/>
      <text:p text:style-name="P41">Signs and Symptoms</text:p>
      <text:p text:style-name="P41"/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Text_20_body">Type</text:p>
          </table:table-cell>
          <table:table-cell table:style-name="Tabla17.A1" office:value-type="string">
            <text:p text:style-name="Text_20_body">Clinical finding</text:p>
          </table:table-cell>
          <table:table-cell table:style-name="Tabla17.C1" office:value-type="string">
            <text:p text:style-name="Text_20_body">Comments</text:p>
          </table:table-cell>
        </table:table-row>
      </table:table>
      <text:p text:style-name="P31"><text:placeholder text:placeholder-type="text">&lt;for each="clinical in evaluation.signs_and_symptoms"&gt;</text:placeholder></text:p>
      <table:table table:name="Tabla18" table:style-name="Tabla18">
        <table:table-column table:style-name="Tabla18.A"/>
        <table:table-column table:style-name="Tabla18.B"/>
        <table:table-column table:style-name="Tabla18.C"/>
        <table:table-row>
          <table:table-cell table:style-name="Tabla18.A1" office:value-type="string">
            <text:p text:style-name="P37"><text:placeholder text:placeholder-type="text">&lt;clinical.sign_or_symptom&gt;</text:placeholder></text:p>
          </table:table-cell>
          <table:table-cell table:style-name="Tabla18.A1" office:value-type="string">
            <text:p text:style-name="P37"><text:placeholder text:placeholder-type="text">&lt;clinical.clinical.name&gt;</text:placeholder></text:p>
          </table:table-cell>
          <table:table-cell table:style-name="Tabla18.C1" office:value-type="string">
            <text:p text:style-name="P37"><text:placeholder text:placeholder-type="text">&lt;clinical.comments&gt;</text:placeholder></text:p>
          </table:table-cell>
        </table:table-row>
      </table:table>
      <text:p text:style-name="P28"><text:placeholder text:placeholder-type="text">&lt;/for&gt;</text:placeholder></text:p>
      <text:p text:style-name="Standard"/>
      <text:h text:style-name="P45" text:outline-level="1"><text:soft-page-break/><text:span text:style-name="T19">Diagnostic</text:span><text:span text:style-name="T20">s</text:span><text:span text:style-name="T19"> Section</text:span></text:h>
      <text:p text:style-name="P50"><text:span text:style-name="T15"><text:s/></text:span><text:span text:style-name="T9"><text:placeholder text:placeholder-type="text">&lt;if test="evaluation.diagnosis"&gt;</text:placeholder></text:span></text:p>
      <text:p text:style-name="P51"><text:span text:style-name="T16">Presumptive Diagnosis</text:span> :</text:p>
      <text:p text:style-name="P48"><text:span text:style-name="T9"><text:placeholder text:placeholder-type="text">&lt;evaluation.diagnosis.name&gt;</text:placeholder></text:span></text:p>
      <text:p text:style-name="P49"><text:placeholder text:placeholder-type="text">&lt;/if&gt;</text:placeholder></text:p>
      <text:p text:style-name="P41">Other Hypotheses / DDx</text:p>
      <text:p text:style-name="P28"><text:placeholder text:placeholder-type="text">&lt;for each="ddx in evaluation.diagnostic_hypothesis"&gt;</text:placeholder>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2"><text:placeholder text:placeholder-type="text">&lt;ddx.pathology.name&gt;</text:placeholder></text:p>
          </table:table-cell>
          <table:table-cell table:style-name="Tabla19.A1" office:value-type="string">
            <text:p text:style-name="P13"><text:placeholder text:placeholder-type="text">&lt;ddx.comments&gt;</text:placeholder></text:p>
          </table:table-cell>
        </table:table-row>
      </table:table>
      <text:p text:style-name="P28"><text:placeholder text:placeholder-type="text">&lt;/for&gt;</text:placeholder></text:p>
      <text:p text:style-name="P21"/>
      <text:p text:style-name="P38">Information about the Diagnosis 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24"><text:placeholder text:placeholder-type="text">&lt;for each=" line in unicode(evaluation.info_diagnosis or '')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</table:table-row>
      </table:table>
      <text:p text:style-name="P38"/>
      <text:p text:style-name="P38">Care Plan 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24"><text:placeholder text:placeholder-type="text">&lt;for each=" line in unicode(evaluation.directions or '')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</table:table-row>
      </table:table>
      <text:p text:style-name="P38"/>
      <text:p text:style-name="P37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2-02T11:01:10</dc:date>
    <meta:editing-duration>P8DT4H38M21S</meta:editing-duration>
    <meta:editing-cycles>305</meta:editing-cycles>
    <meta:generator>LibreOffice/3.6$Linux_X86_64 LibreOffice_project/360m1$Build-2</meta:generator>
    <meta:document-statistic meta:table-count="21" meta:image-count="0" meta:object-count="0" meta:page-count="5" meta:paragraph-count="226" meta:word-count="553" meta:character-count="7458" meta:non-whitespace-character-count="7106"/>
  </office:meta>
</office:document-meta>
</file>